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Monospace1" svg:font-family="Monospac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72cm"/>
    </style:style>
    <style:style style:name="Table1.B" style:family="table-column">
      <style:table-column-properties style:column-width="1.349cm"/>
    </style:style>
    <style:style style:name="Table1.C" style:family="table-column">
      <style:table-column-properties style:column-width="3.254cm"/>
    </style:style>
    <style:style style:name="Table1.D" style:family="table-column">
      <style:table-column-properties style:column-width="1.244cm"/>
    </style:style>
    <style:style style:name="Table1.E" style:family="table-column">
      <style:table-column-properties style:column-width="1.746cm"/>
    </style:style>
    <style:style style:name="Table1.F" style:family="table-column">
      <style:table-column-properties style:column-width="3.704cm"/>
    </style:style>
    <style:style style:name="Table1.G" style:family="table-column">
      <style:table-column-properties style:column-width="1.402cm"/>
    </style:style>
    <style:style style:name="Table1.H" style:family="table-column">
      <style:table-column-properties style:column-width="1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toGroupConversion" style:family="table">
      <style:table-properties style:width="17.595cm" fo:margin-left="0cm" table:align="left"/>
    </style:style>
    <style:style style:name="StringtoGroupConversion.A" style:family="table-column">
      <style:table-column-properties style:column-width="6.429cm"/>
    </style:style>
    <style:style style:name="StringtoGroupConversion.B" style:family="table-column">
      <style:table-column-properties style:column-width="11.165cm"/>
    </style:style>
    <style:style style:name="StringtoGroupConversion.A1" style:family="table-cell">
      <style:table-cell-properties fo:padding="0.097cm" fo:border-left="0.05pt solid #000000" fo:border-right="none" fo:border-top="0.05pt solid #000000" fo:border-bottom="0.05pt solid #000000"/>
    </style:style>
    <style:style style:name="StringtoGroupConversion.B1" style:family="table-cell">
      <style:table-cell-properties fo:padding="0.097cm" fo:border="0.05pt solid #000000"/>
    </style:style>
    <style:style style:name="StringtoGroupConversion.A2" style:family="table-cell">
      <style:table-cell-properties fo:padding="0.097cm" fo:border-left="0.05pt solid #000000" fo:border-right="none" fo:border-top="none" fo:border-bottom="0.05pt solid #000000"/>
    </style:style>
    <style:style style:name="StringtoGroupConver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b1863" officeooo:paragraph-rsid="001b1863"/>
    </style:style>
    <style:style style:name="P2" style:family="paragraph" style:parent-style-name="Standard">
      <style:text-properties style:font-name="Liberation Sans" fo:font-size="14pt" fo:font-weight="bold" officeooo:rsid="001b1863" officeooo:paragraph-rsid="001b186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bold" officeooo:rsid="001b1863" officeooo:paragraph-rsid="001b1863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rsid="001b1863" officeooo:paragraph-rsid="001b1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b1863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normal" officeooo:rsid="001b1863" officeooo:paragraph-rsid="001b18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officeooo:rsid="001b1863" officeooo:paragraph-rsid="001b186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1ce7c0" style:font-size-asian="10.5pt" style:font-size-complex="12pt"/>
    </style:style>
    <style:style style:name="P9" style:family="paragraph" style:parent-style-name="Standard" style:master-page-name="Standard">
      <style:paragraph-properties style:page-number="auto"/>
      <style:text-properties style:font-name="Liberation Sans" fo:font-size="20pt" fo:font-weight="bold" officeooo:rsid="001b1863" officeooo:paragraph-rsid="001b1863" style:font-size-asian="20pt" style:font-weight-asian="bold" style:font-size-complex="20pt" style:font-weight-complex="bold"/>
    </style:style>
    <style:style style:name="P10" style:family="paragraph" style:parent-style-name="Standard" style:master-page-name="">
      <style:paragraph-properties fo:margin-left="2.461cm" fo:margin-right="0cm" fo:text-indent="0cm" style:auto-text-indent="false" style:page-number="auto"/>
      <style:text-properties officeooo:paragraph-rsid="001b1863"/>
    </style:style>
    <style:style style:name="P11" style:family="paragraph" style:parent-style-name="Standard" style:master-page-name="">
      <style:paragraph-properties fo:margin-left="2.461cm" fo:margin-right="0cm" fo:text-indent="0cm" style:auto-text-indent="false" style:page-number="auto"/>
      <style:text-properties fo:font-size="12pt" officeooo:paragraph-rsid="001ce7c0" style:font-size-asian="10.5pt" style:font-size-complex="12pt"/>
    </style:style>
    <style:style style:name="P12" style:family="paragraph" style:parent-style-name="Standard">
      <style:paragraph-properties fo:margin-left="2.461cm" fo:margin-right="0cm" fo:text-indent="0cm" style:auto-text-indent="false"/>
      <style:text-properties officeooo:paragraph-rsid="001b1863"/>
    </style:style>
    <style:style style:name="P13" style:family="paragraph" style:parent-style-name="Standard" style:master-page-name="">
      <style:paragraph-properties fo:margin-left="2.461cm" fo:margin-right="0cm" fo:text-indent="0cm" style:auto-text-indent="false" style:page-number="auto"/>
      <style:text-properties style:font-name="Liberation Sans" fo:font-size="12pt" style:text-underline-style="none" fo:font-weight="normal" officeooo:rsid="001b1863" officeooo:paragraph-rsid="001b1863" style:font-size-asian="12pt" style:font-weight-asian="normal" style:font-size-complex="12pt" style:font-weight-complex="normal"/>
    </style:style>
    <style:style style:name="P14" style:family="paragraph" style:parent-style-name="Standard" style:master-page-name="">
      <style:paragraph-properties fo:margin-left="2.54cm" fo:margin-right="0cm" fo:text-indent="0cm" style:auto-text-indent="false" style:page-number="auto"/>
      <style:text-properties style:font-name="Liberation Sans" fo:font-size="12pt" fo:font-weight="normal" officeooo:rsid="001b1863" officeooo:paragraph-rsid="001b1863" style:font-size-asian="10.5pt" style:font-weight-asian="normal" style:font-size-complex="12pt" style:font-weight-complex="normal"/>
    </style:style>
    <style:style style:name="P15" style:family="paragraph" style:parent-style-name="Standard" style:master-page-name="">
      <style:paragraph-properties fo:margin-left="2.514cm" fo:margin-right="0cm" fo:text-indent="0cm" style:auto-text-indent="false" style:page-number="auto"/>
      <style:text-properties style:font-name="Liberation Sans" fo:font-size="12pt" style:text-underline-style="none" fo:font-weight="normal" officeooo:rsid="001b1863" officeooo:paragraph-rsid="001b1863" style:font-size-asian="10.5pt" style:font-weight-asian="normal" style:font-size-complex="12pt" style:font-weight-complex="normal"/>
    </style:style>
    <style:style style:name="P16" style:family="paragraph" style:parent-style-name="Standard" style:master-page-name="">
      <style:paragraph-properties fo:margin-left="2.487cm" fo:margin-right="0cm" fo:text-indent="0cm" style:auto-text-indent="false" style:page-number="auto"/>
      <style:text-properties officeooo:paragraph-rsid="001ce7c0"/>
    </style:style>
    <style:style style:name="P17" style:family="paragraph" style:parent-style-name="Standard">
      <style:paragraph-properties fo:margin-left="2.487cm" fo:margin-right="0cm" fo:text-indent="0cm" style:auto-text-indent="false"/>
      <style:text-properties officeooo:paragraph-rsid="001ce7c0"/>
    </style:style>
    <style:style style:name="P18" style:family="paragraph" style:parent-style-name="Standard">
      <style:paragraph-properties fo:margin-left="2.487cm" fo:margin-right="0cm" fo:text-indent="0cm" style:auto-text-indent="false"/>
      <style:text-properties fo:font-size="12pt" officeooo:rsid="001ce7c0" officeooo:paragraph-rsid="001ce7c0" style:font-size-asian="10.5pt" style:font-size-complex="12pt"/>
    </style:style>
    <style:style style:name="P19" style:family="paragraph" style:parent-style-name="Standard" style:master-page-name="">
      <style:paragraph-properties fo:margin-left="2.858cm" fo:margin-right="0cm" fo:text-indent="0cm" style:auto-text-indent="false" style:page-number="auto"/>
      <style:text-properties style:font-name="Liberation Sans" style:text-underline-style="none" officeooo:rsid="001b1863" officeooo:paragraph-rsid="001b1863"/>
    </style:style>
    <style:style style:name="P20" style:family="paragraph" style:parent-style-name="Standard">
      <style:paragraph-properties fo:margin-left="2.858cm" fo:margin-right="0cm" fo:text-indent="0cm" style:auto-text-indent="false"/>
      <style:text-properties officeooo:paragraph-rsid="001b1863"/>
    </style:style>
    <style:style style:name="P21" style:family="paragraph" style:parent-style-name="Standard">
      <style:paragraph-properties fo:margin-left="2.858cm" fo:margin-right="0cm" fo:text-indent="0cm" style:auto-text-indent="false"/>
      <style:text-properties style:font-name="Liberation Sans" style:text-underline-style="none" officeooo:rsid="001b1863" officeooo:paragraph-rsid="001b1863"/>
    </style:style>
    <style:style style:name="P22" style:family="paragraph" style:parent-style-name="Standard">
      <style:paragraph-properties fo:margin-left="2.858cm" fo:margin-right="0cm" fo:text-indent="0cm" style:auto-text-indent="false"/>
      <style:text-properties style:font-name="Liberation Sans" fo:font-size="12pt" style:text-underline-style="none" officeooo:rsid="001e60aa" officeooo:paragraph-rsid="001e60aa" style:font-size-asian="10.5pt" style:font-size-complex="12pt"/>
    </style:style>
    <style:style style:name="P23" style:family="paragraph" style:parent-style-name="Standard" style:master-page-name="">
      <style:paragraph-properties fo:margin-left="2.858cm" fo:margin-right="0cm" fo:text-indent="0cm" style:auto-text-indent="false" style:page-number="auto"/>
      <style:text-properties style:text-underline-style="none" officeooo:paragraph-rsid="001b1863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officeooo:rsid="001ce7c0" officeooo:paragraph-rsid="001ce7c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e60aa" officeooo:paragraph-rsid="001e60aa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80" style:font-name="Liberation Sans" fo:font-size="12pt" fo:font-weight="bold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0000" style:font-name="Liberation Sans" fo:font-size="12pt" fo:font-weight="bold" officeooo:rsid="001e60aa" officeooo:paragraph-rsid="001e60aa" style:font-size-asian="10.5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normal" officeooo:rsid="001ce7c0" style:font-size-asian="10pt" style:font-style-asian="normal" style:font-style-complex="normal"/>
    </style:style>
    <style:style style:name="T5" style:family="text">
      <style:text-properties fo:color="#000000" style:font-name="Monospace" fo:font-size="10pt" fo:font-style="normal" officeooo:rsid="001e60aa" style:font-size-asian="10pt" style:font-style-asian="normal" style:font-style-complex="normal"/>
    </style:style>
    <style:style style:name="T6" style:family="text">
      <style:text-properties fo:color="#000000" style:font-name="Liberation Sans" fo:font-size="10pt" officeooo:rsid="001b1863" style:font-size-asian="10pt"/>
    </style:style>
    <style:style style:name="T7" style:family="text">
      <style:text-properties fo:color="#000000" style:font-name="Liberation Sans" fo:font-size="12pt" officeooo:rsid="001ce7c0" style:font-size-asian="10.5pt" style:font-size-complex="12pt"/>
    </style:style>
    <style:style style:name="T8" style:family="text">
      <style:text-properties fo:color="#000000" style:font-name="Liberation Sans" fo:font-size="12pt" style:text-underline-style="solid" style:text-underline-width="auto" style:text-underline-color="font-color" officeooo:rsid="001b1863" style:font-size-asian="10.5pt" style:font-size-complex="12pt"/>
    </style:style>
    <style:style style:name="T9" style:family="text">
      <style:text-properties fo:color="#000000" style:font-name="Liberation Sans" fo:font-size="12pt" style:text-underline-style="solid" style:text-underline-width="auto" style:text-underline-color="font-color" officeooo:rsid="001ce7c0" style:font-size-asian="10.5pt" style:font-size-complex="12pt"/>
    </style:style>
    <style:style style:name="T10" style:family="text">
      <style:text-properties fo:color="#000000" style:font-name="Liberation Sans" fo:font-size="12pt" style:text-underline-style="none" officeooo:rsid="001b1863" style:font-size-asian="10.5pt" style:font-size-complex="12pt"/>
    </style:style>
    <style:style style:name="T11" style:family="text">
      <style:text-properties fo:color="#000000" style:font-name="Liberation Sans" fo:font-size="12pt" style:text-underline-style="none" officeooo:rsid="001ce7c0" style:font-size-asian="10.5pt" style:font-size-complex="12pt"/>
    </style:style>
    <style:style style:name="T12" style:family="text">
      <style:text-properties fo:color="#000000" style:font-name="Liberation Sans" style:text-underline-style="solid" style:text-underline-width="auto" style:text-underline-color="font-color" officeooo:rsid="001ce7c0"/>
    </style:style>
    <style:style style:name="T13" style:family="text">
      <style:text-properties fo:color="#000000" style:font-name="Liberation Sans" style:text-underline-style="none"/>
    </style:style>
    <style:style style:name="T14" style:family="text">
      <style:text-properties fo:color="#000000" style:font-name="Liberation Sans" style:text-underline-style="none" officeooo:rsid="001ce7c0"/>
    </style:style>
    <style:style style:name="T15" style:family="text">
      <style:text-properties fo:color="#000000" style:font-name="Monospace1" fo:font-size="10pt" officeooo:rsid="001ce7c0" style:font-size-asian="10pt" style:font-size-complex="12pt"/>
    </style:style>
    <style:style style:name="T16" style:family="text">
      <style:text-properties fo:color="#000000" style:font-name="Monospace1" fo:font-size="10pt" style:text-underline-style="none" officeooo:rsid="001ce7c0" style:font-size-asian="10pt" style:font-size-complex="12pt"/>
    </style:style>
    <style:style style:name="T17" style:family="text">
      <style:text-properties fo:color="#000000" style:font-name="Monospace1" fo:font-size="10pt" style:text-underline-style="none" officeooo:rsid="001ce7c0" style:font-size-asian="10pt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0000" fo:font-style="normal" officeooo:rsid="001ce7c0" style:font-style-asian="normal" style:font-style-complex="normal"/>
    </style:style>
    <style:style style:name="T20" style:family="text">
      <style:text-properties fo:color="#000000" officeooo:rsid="001e60aa"/>
    </style:style>
    <style:style style:name="T21" style:family="text">
      <style:text-properties fo:color="#7f0055" style:font-name="Monospace" fo:font-size="10pt" fo:font-weight="bold" style:font-size-asian="10pt" style:font-weight-asian="bold"/>
    </style:style>
    <style:style style:name="T22" style:family="text">
      <style:text-properties style:font-name="Liberation Sans" fo:font-size="12pt" fo:font-weight="normal" officeooo:rsid="001b1863" style:font-size-asian="10.5pt" style:font-weight-asian="normal" style:font-size-complex="12pt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ce7c0"/>
    </style:style>
    <style:style style:name="T26" style:family="text">
      <style:text-properties officeooo:rsid="001ce7c0"/>
    </style:style>
    <style:style style:name="T27" style:family="text">
      <style:text-properties fo:font-style="italic" officeooo:rsid="001ce7c0" style:font-style-asian="italic" style:font-style-complex="italic"/>
    </style:style>
    <style:style style:name="T28" style:family="text">
      <style:text-properties fo:font-style="normal" officeooo:rsid="001ce7c0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1ce7c0" style:font-style-asian="normal" style:font-style-complex="normal"/>
    </style:style>
    <style:style style:name="T30" style:family="text">
      <style:text-properties officeooo:rsid="001e6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Connection MIS</text:p>
      <text:p text:style-name="P2"/>
      <text:p text:style-name="P4">NOTE: All methods are static</text:p>
      <text:p text:style-name="P4"/>
      <text:p text:style-name="P3">Exceptions:<text:tab/></text:p>
      <text:p text:style-name="P4"><text:span text:style-name="T24"><text:tab/></text:span><text:span text:style-name="T23">UserAlreadyExistsException:</text:span><text:span text:style-name="T24"> </text:span></text:p>
      <text:p text:style-name="P14"><text:span text:style-name="T24">Thrown when a user exists already in the database and is preventing an operation from completing successfully.</text:span></text:p>
      <text:p text:style-name="P6"><text:span text:style-name="T24"><text:tab/></text:span><text:span text:style-name="T23">UserDoesNotExistException:</text:span></text:p>
      <text:p text:style-name="P15">Thrown when a user does not exist yet, but is required for an operation to complete.</text:p>
      <text:p text:style-name="P7"><text:tab/><text:span text:style-name="T23">ConnectionError:</text:span></text:p>
      <text:p text:style-name="P13"><text:span text:style-name="T1">ConnectionError is a wrapper for any SQLException, so having a ConnectionError may not actually be a “connection” error. But whatever the reason, when it is thrown, the operation that caused the error should be restarted and it can be assumed that no data was written at all. </text:span></text:p>
      <text:p text:style-name="P4"/>
      <text:p text:style-name="P3">Administrator Specific Methods:</text:p>
      <text:p text:style-name="P4"><text:tab/><text:span text:style-name="T23">CREATE USER:</text:span><text:span text:style-name="T24"> </text:span><text:span text:style-name="T25"><text:tab/>RETURNS: null</text:span></text:p>
      <text:p text:style-name="P10"><text:span text:style-name="T22"><text:tab/></text:span><text:span text:style-name="T3">createUser(String newUserName, String newPassword, Group group, String[] associatedUsers, String firstName, String lastName, String phoneNumber, String email, String address) </text:span></text:p>
      <text:p text:style-name="P12"><text:span text:style-name="T21">throws</text:span><text:span text:style-name="T3"> ConnectionError, UserDoesNotExistException, UserAlreadyExistsException </text:span></text:p>
      <text:p text:style-name="P12"><text:span text:style-name="T3"><text:tab/></text:span></text:p>
      <text:p text:style-name="P12"><text:span text:style-name="T3"><text:tab/></text:span></text:p>
      <text:p text:style-name="P5"><text:span text:style-name="T6"><text:tab/></text:span><text:span text:style-name="T8">MODIFY USER:</text:span><text:span text:style-name="T10"><text:tab/></text:span><text:span text:style-name="T11">RETURNS: null</text:span></text:p>
      <text:p text:style-name="P16"><text:span text:style-name="T16">modifyUser(String existingUserName, String newPassword, String[] newAssociatedUsers, String newFirstName, String newLastName, String newPhoneNumber, String newEmail, String newAddress) </text:span></text:p>
      <text:p text:style-name="P17"><text:span text:style-name="T21">throws</text:span><text:span text:style-name="T3"> ConnectionError, UserDoesNotExistException {</text:span></text:p>
      <text:p text:style-name="P8"><text:span text:style-name="T2"><text:tab/></text:span></text:p>
      <text:p text:style-name="P8"><text:span text:style-name="T2"><text:tab/></text:span><text:span text:style-name="T12">DELETE USER:</text:span><text:span text:style-name="T14"> <text:tab/>RETURNS: null</text:span></text:p>
      <text:p text:style-name="P11"><text:span text:style-name="T17">deleteUser(String userName) </text:span><text:span text:style-name="T21">throws</text:span><text:span text:style-name="T3"> UserDoesNotExistException, ConnectionError {</text:span></text:p>
      <text:p text:style-name="P8"><text:span text:style-name="T14"/></text:p>
      <text:p text:style-name="P8"><text:span text:style-name="T14"><text:tab/></text:span><text:span text:style-name="T12">VIEW USER:</text:span><text:span text:style-name="T14"> <text:tab/>RETURNS: 9xn Object[][] Array</text:span></text:p>
      <text:p text:style-name="P16"><text:span text:style-name="T11"><text:tab/></text:span><text:span text:style-name="T17">viewUser</text:span><text:span text:style-name="T3">(String userName) </text:span><text:span text:style-name="T21">throws</text:span><text:span text:style-name="T3"> ConnectionError, UserDoesNotExistException</text:span></text:p>
      <text:p text:style-name="P18"><text:span text:style-name="T13">Note : viewUser returns an Object array of the forma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row>
          <table:table-cell table:style-name="Table1.A1" office:value-type="string">
            <text:p text:style-name="P25">Str uName</text:p>
          </table:table-cell>
          <table:table-cell table:style-name="Table1.A1" office:value-type="string">
            <text:p text:style-name="P25">Str pwd</text:p>
          </table:table-cell>
          <table:table-cell table:style-name="Table1.A1" office:value-type="string">
            <text:p text:style-name="P25">DataConnection.Group group (enum type)</text:p>
          </table:table-cell>
          <table:table-cell table:style-name="Table1.A1" office:value-type="string">
            <text:p text:style-name="P25">Str fName</text:p>
          </table:table-cell>
          <table:table-cell table:style-name="Table1.A1" office:value-type="string">
            <text:p text:style-name="P25">Str lName</text:p>
          </table:table-cell>
          <table:table-cell table:style-name="Table1.A1" office:value-type="string">
            <text:p text:style-name="P25">Str AssociatedUser_1</text:p>
          </table:table-cell>
          <table:table-cell table:style-name="Table1.A1" office:value-type="string">
            <text:p text:style-name="P25">Str PhoneNumber</text:p>
          </table:table-cell>
          <table:table-cell table:style-name="Table1.A1" office:value-type="string">
            <text:p text:style-name="P25">Str Email</text:p>
          </table:table-cell>
          <table:table-cell table:style-name="Table1.I1" office:value-type="string">
            <text:p text:style-name="P25">Str Address</text:p>
          </table:table-cell>
        </table:table-row>
        <table:table-row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Str AsociatedUser_2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I2" office:value-type="string">
            <text:p text:style-name="P25">NA</text:p>
          </table:table-cell>
        </table:table-row>
        <table:table-row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4">. . .</text:p>
          </table:table-cell>
          <table:table-cell table:style-name="Table1.A2" office:value-type="string">
            <text:p text:style-name="P24">. . .</text:p>
          </table:table-cell>
          <table:table-cell table:style-name="Table1.A2" office:value-type="string">
            <text:p text:style-name="P24">. . .</text:p>
          </table:table-cell>
          <table:table-cell table:style-name="Table1.A2" office:value-type="string">
            <text:p text:style-name="P24">. . .</text:p>
          </table:table-cell>
          <table:table-cell table:style-name="Table1.A2" office:value-type="string">
            <text:p text:style-name="P24">. . .</text:p>
          </table:table-cell>
          <table:table-cell table:style-name="Table1.A2" office:value-type="string">
            <text:p text:style-name="P24">. . .</text:p>
          </table:table-cell>
          <table:table-cell table:style-name="Table1.A2" office:value-type="string">
            <text:p text:style-name="P24">. . .</text:p>
          </table:table-cell>
          <table:table-cell table:style-name="Table1.I2" office:value-type="string">
            <text:p text:style-name="P24">. . .</text:p>
          </table:table-cell>
        </table:table-row>
        <table:table-row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Str AssociatedUser_n-1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I2" office:value-type="string">
            <text:p text:style-name="P25">NA</text:p>
          </table:table-cell>
        </table:table-row>
        <table:table-row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Str Associated User_n</text:p>
          </table:table-cell>
          <table:table-cell table:style-name="Table1.A2" office:value-type="string">
            <text:p text:style-name="P25">NA</text:p>
          </table:table-cell>
          <table:table-cell table:style-name="Table1.A2" office:value-type="string">
            <text:p text:style-name="P25">NA</text:p>
          </table:table-cell>
          <table:table-cell table:style-name="Table1.I2" office:value-type="string">
            <text:p text:style-name="P25">NA</text:p>
          </table:table-cell>
        </table:table-row>
      </table:table>
      <text:p text:style-name="P18"><text:span text:style-name="T13"/></text:p>
      <text:p text:style-name="P5"><text:span text:style-name="T11"/></text:p>
      <text:p text:style-name="P5"><text:soft-page-break/><text:span text:style-name="T11"><text:tab/></text:span><text:span text:style-name="T9">CHECK USER EXISTS:</text:span><text:span text:style-name="T11"><text:tab/>RETURNS: boolean</text:span></text:p>
      <text:p text:style-name="P23"><text:span text:style-name="T15">userExists(String userName) </text:span><text:span text:style-name="T21">throws</text:span><text:span text:style-name="T3"> ConnectionError</text:span></text:p>
      <text:p text:style-name="P20"><text:span text:style-name="T9"/></text:p>
      <text:p text:style-name="P1"><text:tab/><text:tab/><text:tab/><text:span text:style-name="T26">Returns true iff the user with userID </text:span><text:span text:style-name="T27">“userName”</text:span><text:span text:style-name="T28"> exists in the database</text:span></text:p>
      <text:p text:style-name="P1"><text:span text:style-name="T28"/></text:p>
      <text:p text:style-name="P1"><text:span text:style-name="T28"><text:tab/></text:span><text:span text:style-name="T29">CONVERT GROUP ENUM TYPE TO/FROM STRING:</text:span></text:p>
      <text:p text:style-name="P19"><text:span text:style-name="T4">getStringFromGroup(Group g) </text:span><text:span text:style-name="T5">Returns String</text:span></text:p>
      <text:p text:style-name="P21"><text:span text:style-name="T4">getGroupFromString(String gs) </text:span><text:span text:style-name="T5">Returns Group</text:span></text:p>
      <text:p text:style-name="P21"><text:span text:style-name="T4"/></text:p>
      <text:p text:style-name="P22"><text:span text:style-name="T19">W</text:span><text:span text:style-name="T18">here method getString... returns a String, and method get Group returns emum type: DataConnection.Group according to the following table.</text:span></text:p>
      <text:p text:style-name="P22"><text:span text:style-name="T18"/></text:p>
      <table:table table:name="StringtoGroupConversion" table:style-name="StringtoGroupConversion">
        <table:table-column table:style-name="StringtoGroupConversion.A"/>
        <table:table-column table:style-name="StringtoGroupConversion.B"/>
        <table:table-row>
          <table:table-cell table:style-name="StringtoGroupConversion.A1" office:value-type="string">
            <text:p text:style-name="P27">String (not case sensitive)</text:p>
          </table:table-cell>
          <table:table-cell table:style-name="StringtoGroupConversion.B1" office:value-type="string">
            <text:p text:style-name="P27">DataConnection.Group</text:p>
          </table:table-cell>
        </table:table-row>
        <table:table-row>
          <table:table-cell table:style-name="StringtoGroupConversion.A2" office:value-type="string">
            <text:p text:style-name="P28">“<text:span text:style-name="T30">ADMIN” </text:span><text:span text:style-name="T20">or </text:span><text:span text:style-name="T30">“A”</text:span></text:p>
          </table:table-cell>
          <table:table-cell table:style-name="StringtoGroupConversion.B2" office:value-type="string">
            <text:p text:style-name="P29">DataConnection.Group.A</text:p>
          </table:table-cell>
        </table:table-row>
        <table:table-row>
          <table:table-cell table:style-name="StringtoGroupConversion.A2" office:value-type="string">
            <text:p text:style-name="P28">“<text:span text:style-name="T30">DOCTOR” </text:span><text:span text:style-name="T20">or</text:span><text:span text:style-name="T30"> “D”</text:span></text:p>
          </table:table-cell>
          <table:table-cell table:style-name="StringtoGroupConversion.B2" office:value-type="string">
            <text:p text:style-name="P29">DataConnection.Group.D</text:p>
          </table:table-cell>
        </table:table-row>
        <table:table-row>
          <table:table-cell table:style-name="StringtoGroupConversion.A2" office:value-type="string">
            <text:p text:style-name="P28">“<text:span text:style-name="T30">NURSE” </text:span><text:span text:style-name="T20">or</text:span><text:span text:style-name="T30"> “N”</text:span></text:p>
          </table:table-cell>
          <table:table-cell table:style-name="StringtoGroupConversion.B2" office:value-type="string">
            <text:p text:style-name="P29">DataConnection.Group.N</text:p>
          </table:table-cell>
        </table:table-row>
        <table:table-row>
          <table:table-cell table:style-name="StringtoGroupConversion.A2" office:value-type="string">
            <text:p text:style-name="P28">“<text:span text:style-name="T30">PATIENT” </text:span><text:span text:style-name="T20">or</text:span><text:span text:style-name="T30"> “P”</text:span></text:p>
          </table:table-cell>
          <table:table-cell table:style-name="StringtoGroupConversion.B2" office:value-type="string">
            <text:p text:style-name="P29">DataConnection.Group.P</text:p>
          </table:table-cell>
        </table:table-row>
      </table:table>
      <text:p text:style-name="P22"><text:span text:style-name="T18"/></text:p>
      <text:p text:style-name="P21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Monospace1" svg:font-family="Monospac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3-10-27T17:31:54.778232314</meta:creation-date>
    <dc:date>2013-10-27T18:09:50.353921307</dc:date>
    <dc:creator>Josh </dc:creator>
    <meta:editing-duration>PT7M35S</meta:editing-duration>
    <meta:editing-cycles>1</meta:editing-cycles>
    <meta:document-statistic meta:table-count="2" meta:image-count="0" meta:object-count="0" meta:page-count="2" meta:paragraph-count="86" meta:word-count="326" meta:character-count="2355" meta:non-whitespace-character-count="2086"/>
    <meta:generator>LibreOffice/4.1.2.3$Linux_X86_64 LibreOffice_project/410m0$Build-3</meta:generator>
  </office:meta>
</office:document-meta>
</file>